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22cm"/>
    </style:style>
    <style:style style:name="co3" style:family="table-column">
      <style:table-column-properties fo:break-before="auto" style:column-width="5.689cm"/>
    </style:style>
    <style:style style:name="co4" style:family="table-column">
      <style:table-column-properties fo:break-before="auto" style:column-width="6.35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Cost</text:p>
          </table:table-cell>
          <table:table-cell office:value-type="string">
            <text:p>Benefit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5">
            <text:p>0,0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1">
            <text:p>0,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15">
            <text:p>0,15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2">
            <text:p>0,2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17">
            <text:p>0,1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25">
            <text:p>0,25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7">
            <text:p>0,07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11">
            <text:p>0,11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13">
            <text:p>0,13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27">
            <text:p>0,27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17">
            <text:p>0,17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9">
            <text:p>0,09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23">
            <text:p>0,2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1">
            <text:p>0,0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3">
            <text:p>0,0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8">
            <text:p>0,0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2">
            <text:p>0,1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4">
            <text:p>0,14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21">
            <text:p>0,21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18">
            <text:p>0,18</text:p>
          </table:table-cell>
          <table:table-cell/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OK" table:base-cell-address="$Sheet1.$A$1" table:cell-range-address="$Sheet1.$A$1:.$A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0">20/09/2021</text:date>, <text:time>18:2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M36S</meta:editing-duration>
    <meta:editing-cycles>3</meta:editing-cycles>
    <meta:generator>OpenOffice/4.1.3$Win32 OpenOffice.org_project/413m1$Build-9783</meta:generator>
    <dc:date>2021-09-20T18:27:02.55</dc:date>
    <meta:document-statistic meta:table-count="3" meta:cell-count="42" meta:object-count="0"/>
    <meta:user-defined meta:name="Info 1"/>
    <meta:user-defined meta:name="Info 2"/>
    <meta:user-defined meta:name="Info 3"/>
    <meta:user-defined meta:name="Info 4"/>
  </office:meta>
</office:document-meta>
</file>